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75f6" officeooo:paragraph-rsid="001075f6"/>
    </style:style>
    <style:style style:name="P2" style:family="paragraph" style:parent-style-name="Standard">
      <style:text-properties officeooo:rsid="0011713e" officeooo:paragraph-rsid="0011713e"/>
    </style:style>
    <style:style style:name="P3" style:family="paragraph" style:parent-style-name="Standard">
      <style:text-properties officeooo:rsid="0011825e" officeooo:paragraph-rsid="0011c985"/>
    </style:style>
    <style:style style:name="P4" style:family="paragraph" style:parent-style-name="Standard">
      <style:text-properties officeooo:rsid="0011c985" officeooo:paragraph-rsid="0011c985"/>
    </style:style>
    <style:style style:name="P5" style:family="paragraph" style:parent-style-name="Standard">
      <style:text-properties officeooo:rsid="001257bf" officeooo:paragraph-rsid="0011713e"/>
    </style:style>
    <style:style style:name="P6" style:family="paragraph" style:parent-style-name="Standard">
      <style:text-properties officeooo:rsid="001257bf" officeooo:paragraph-rsid="001257bf"/>
    </style:style>
    <style:style style:name="P7" style:family="paragraph" style:parent-style-name="Standard">
      <style:text-properties officeooo:paragraph-rsid="0013b05c"/>
    </style:style>
    <style:style style:name="P8" style:family="paragraph" style:parent-style-name="Standard">
      <style:text-properties officeooo:paragraph-rsid="0014f5c5"/>
    </style:style>
    <style:style style:name="P9" style:family="paragraph" style:parent-style-name="Standard">
      <style:text-properties officeooo:paragraph-rsid="00166439"/>
    </style:style>
    <style:style style:name="P10" style:family="paragraph" style:parent-style-name="Standard">
      <style:text-properties officeooo:paragraph-rsid="0017c051"/>
    </style:style>
    <style:style style:name="P11" style:family="paragraph" style:parent-style-name="Standard">
      <style:text-properties officeooo:rsid="00185622" officeooo:paragraph-rsid="00185622"/>
    </style:style>
    <style:style style:name="P12" style:family="paragraph" style:parent-style-name="Standard">
      <style:text-properties officeooo:paragraph-rsid="00185622"/>
    </style:style>
    <style:style style:name="P13" style:family="paragraph" style:parent-style-name="Standard">
      <style:text-properties officeooo:paragraph-rsid="00199206"/>
    </style:style>
    <style:style style:name="P14" style:family="paragraph" style:parent-style-name="Standard">
      <style:text-properties officeooo:paragraph-rsid="0019d604"/>
    </style:style>
    <style:style style:name="P15" style:family="paragraph" style:parent-style-name="Standard">
      <style:text-properties officeooo:rsid="001bc294" officeooo:paragraph-rsid="001bc294"/>
    </style:style>
    <style:style style:name="P16" style:family="paragraph" style:parent-style-name="Standard">
      <style:text-properties officeooo:rsid="0011c985" officeooo:paragraph-rsid="0011c985"/>
    </style:style>
    <style:style style:name="P17" style:family="paragraph" style:parent-style-name="Standard">
      <style:text-properties officeooo:rsid="0013b05c" officeooo:paragraph-rsid="0013b05c"/>
    </style:style>
    <style:style style:name="P18" style:family="paragraph" style:parent-style-name="Standard">
      <style:text-properties officeooo:rsid="0013b05c" officeooo:paragraph-rsid="0014f5c5"/>
    </style:style>
    <style:style style:name="P19" style:family="paragraph" style:parent-style-name="Standard">
      <style:text-properties officeooo:rsid="0013b05c" officeooo:paragraph-rsid="001cb737"/>
    </style:style>
    <style:style style:name="P20" style:family="paragraph" style:parent-style-name="Standard">
      <style:text-properties officeooo:rsid="0013b05c" officeooo:paragraph-rsid="001dcb60"/>
    </style:style>
    <style:style style:name="P21" style:family="paragraph" style:parent-style-name="Standard">
      <style:text-properties officeooo:rsid="0014f5c5" officeooo:paragraph-rsid="0014f5c5"/>
    </style:style>
    <style:style style:name="P22" style:family="paragraph" style:parent-style-name="Standard">
      <style:text-properties officeooo:rsid="0014f5c5" officeooo:paragraph-rsid="001cb737"/>
    </style:style>
    <style:style style:name="P23" style:family="paragraph" style:parent-style-name="Standard">
      <style:text-properties officeooo:rsid="0014f5c5" officeooo:paragraph-rsid="001dcb60"/>
    </style:style>
    <style:style style:name="P24" style:family="paragraph" style:parent-style-name="Standard">
      <style:text-properties officeooo:rsid="001bc294" officeooo:paragraph-rsid="001c990c"/>
    </style:style>
    <style:style style:name="P25" style:family="paragraph" style:parent-style-name="Standard">
      <style:text-properties officeooo:rsid="001bc294" officeooo:paragraph-rsid="001cb737"/>
    </style:style>
    <style:style style:name="P26" style:family="paragraph" style:parent-style-name="Standard">
      <style:text-properties officeooo:rsid="001cb737" officeooo:paragraph-rsid="001cb737"/>
    </style:style>
    <style:style style:name="P27" style:family="paragraph" style:parent-style-name="Standard">
      <style:text-properties officeooo:paragraph-rsid="0014f5c5"/>
    </style:style>
    <style:style style:name="T1" style:family="text">
      <style:text-properties officeooo:rsid="0011c985"/>
    </style:style>
    <style:style style:name="T2" style:family="text">
      <style:text-properties officeooo:rsid="001257bf"/>
    </style:style>
    <style:style style:name="T3" style:family="text">
      <style:text-properties officeooo:rsid="0013b05c"/>
    </style:style>
    <style:style style:name="T4" style:family="text">
      <style:text-properties officeooo:rsid="0014f5c5"/>
    </style:style>
    <style:style style:name="T5" style:family="text">
      <style:text-properties officeooo:rsid="00166439"/>
    </style:style>
    <style:style style:name="T6" style:family="text">
      <style:text-properties officeooo:rsid="0017c051"/>
    </style:style>
    <style:style style:name="T7" style:family="text">
      <style:text-properties officeooo:rsid="00185622"/>
    </style:style>
    <style:style style:name="T8" style:family="text">
      <style:text-properties officeooo:rsid="00199206"/>
    </style:style>
    <style:style style:name="T9" style:family="text">
      <style:text-properties officeooo:rsid="0019d604"/>
    </style:style>
    <style:style style:name="T10" style:family="text">
      <style:text-properties officeooo:rsid="001c990c"/>
    </style:style>
    <style:style style:name="T11" style:family="text">
      <style:text-properties officeooo:rsid="001cb737"/>
    </style:style>
    <style:style style:name="T12" style:family="text">
      <style:text-properties officeooo:rsid="001dcb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 de gerenciamento de almoxarifado:</text:p>
      <text:p text:style-name="P3">O sistema é uma ferramenta que auxilia o controle de saida e entrada no estoque do almoxarifado. <text:span text:style-name="T1">Isto é, ele gerencia</text:span> os empréstimos, devoluções e cadastros de usuários que utilizam os serviços do almoxarifado. <text:span text:style-name="T1">P</text:span>ermite o controle de quem pode solicitar empréstimo dos itens do almoxarifado. <text:span text:style-name="T1">Caso o usuário seja apenas um aluno que não possui cadastro no sistema, ele apenas poderá consultar o estado do item no almoxarifado.</text:span></text:p>
      <text:p text:style-name="P4">Os usuários que tiverem permissão de se cadastrarem no sistema terão ao seu dispor as seguintes funcionalidades, procurar item, solicitar empréstimo, solicitar devolução, ver o estado atual do item, se ele está no estoque ou emprestado.</text:p>
      <text:p text:style-name="P4">As solicitações podem ser gerenciadas por um usuário de nível mais alto, neste caso os funcionários do almoxarifado que são responsáveis pelos empréstimos e devoluções dos itens.</text:p>
      <text:p text:style-name="P4"><text:span text:style-name="T2">Apenas o </text:span>administrador do sistema <text:span text:style-name="T2">tem permissão de realizar pré-cadastros, que possibilitará que os <text:s/>usuários realizem seus cadastros.</text:span></text:p>
      <text:p text:style-name="P3"><text:s/></text:p>
      <text:p text:style-name="P1">Possui 4 atores: Supervisor, Professor, Servidor e Aluno.</text:p>
      <text:p text:style-name="P1">Funções do sistema: Cadastrar item(servidor), Alterar item, Emprestar, Devolver(, Remover, Pré-cadastro de funcionário(Somente supervisor), Cadastro de funcionário(professor previamente pré-cadastrado pelo supervisor), Remover funcionário. </text:p>
      <text:p text:style-name="P1"/>
      <text:p text:style-name="P1">Somente o servidor pode autorizar um item a ser emprestado ou autorizar a devolução de um item para o almoxarifado.</text:p>
      <text:p text:style-name="P1">Supervisor é o ADM do sistema.</text:p>
      <text:p text:style-name="P1">Professor e servidor: podem se cadastrar desde de que o supervisor tenha feito um pré-cadastro dele no sistema. E ainda pode solicitar empréstimo de um item, devolver um item emprestado. Procurar e visualizar o estado do item, se está emprestado ou disponível.</text:p>
      <text:p text:style-name="P2">Aluno só pode verificar o estado dos itens.</text:p>
      <text:p text:style-name="P5"/>
      <text:p text:style-name="P6"/>
      <text:p text:style-name="P7"><text:span text:style-name="T3">Identificador: </text:span>[UC0<text:span text:style-name="T3">1</text:span>]</text:p>
      <text:p text:style-name="P17">Nome: Solicitar empréstimo</text:p>
      <text:p text:style-name="P17">Descrição: o usuário logado no sistema solicita empréstimo de um item do almoxarifado</text:p>
      <text:p text:style-name="P17">Ator: Professor, funcionário</text:p>
      <text:p text:style-name="P17">Pré-condições: o usuário deve possuir cadastro no sistema e estar logado. </text:p>
      <text:p text:style-name="P18">Pós-condições: O item deve existir no estoque e não ter sido emprestado.</text:p>
      <text:p text:style-name="P18">Fluxo principal: </text:p>
      <text:p text:style-name="P18"><text:tab/>1- Este caso de uso se inicia quando o usuário insere o SIAPE e senha na tela de login para entrar no sistema.</text:p>
      <text:p text:style-name="P18"><text:tab/>2- Sistema analisa se SIAPE está cadastrado e senha está correta.</text:p>
      <text:p text:style-name="P18"><text:tab/>3- Usuário é direcionado para tela de pesquisa de itens.</text:p>
      <text:p text:style-name="P21"><text:tab/>4- Usuário digita o número de patrimônio do item a ser pesquisado no sistema.</text:p>
      <text:p text:style-name="P23"><text:tab/>5- Sistema verifica se o número de patrimônio esta cadastrado. </text:p>
      <text:p text:style-name="P23"><text:tab/> <text:span text:style-name="T12">6- Sistema encontrou o número de patrimônio do item e</text:span> exibe o nome, número de patrimonio, local que ele se encontra, caso esteja emprestado, o número do SIAPE do usuário com quem o item está.</text:p>
      <text:p text:style-name="P8"><text:span text:style-name="T4"><text:tab/>7- Usuário solicita empréstimo do item.</text:span></text:p>
      <text:p text:style-name="P23"><text:span text:style-name="T11">Fluxo secundário 1:</text:span></text:p>
      <text:p text:style-name="P20"><text:tab/>1- Este caso de uso se inicia quando o usuário insere o SIAPE e senha na tela de login para entrar no sistema.</text:p>
      <text:p text:style-name="P20"><text:tab/>2- Sistema analisa se SIAPE está cadastrado e senha está correta.</text:p>
      <text:p text:style-name="P20"><text:tab/>3- Usuário é direcionado para tela de pesquisa de itens.</text:p>
      <text:p text:style-name="P23"><text:tab/>4- Usuário digita o número de patrimônio do item a ser pesquisado no sistema.</text:p>
      <text:p text:style-name="P23"><text:tab/>5- Sistema verifica se o número de patrimônio esta cadastrado. </text:p>
      <text:p text:style-name="P23"><text:soft-page-break/><text:tab/><text:span text:style-name="T12">6- Sistema não encontrou número de patrimônio do item e retorna mensagem de erro.</text:span></text:p>
      <text:p text:style-name="P26">Fluxo secundário <text:span text:style-name="T12">2</text:span>:</text:p>
      <text:p text:style-name="P19"><text:tab/>1- Este caso de uso se inicia quando o usuário insere o SIAPE e senha na tela de login para entrar no sistema.</text:p>
      <text:p text:style-name="P19"><text:tab/>2- Sistema analisa se SIAPE está cadastrado e senha está correta.</text:p>
      <text:p text:style-name="P19"><text:tab/>3- <text:span text:style-name="T11">Sistema não encontrou o SIAPE e devolveu mensagem de erro para o usuário.</text:span></text:p>
      <text:p text:style-name="P22"><text:span text:style-name="T11">Fluxo secundário 3:</text:span></text:p>
      <text:p text:style-name="P19"><text:tab/>1- Este caso de uso se inicia quando o usuário insere o SIAPE e senha na tela de login para entrar no sistema.</text:p>
      <text:p text:style-name="P19"><text:tab/>2- Sistema analisa se SIAPE está cadastrado e senha está correta.</text:p>
      <text:p text:style-name="P19"><text:tab/>3- <text:span text:style-name="T11">Sistema detectou erro na senha digitada e devolveu mensagem de erro para o usuário.</text:span></text:p>
      <text:p text:style-name="P26"><text:tab/></text:p>
      <text:p text:style-name="P11">Os requisitos foram divididos de acordo com a importância no sistema e papel que desempenham para o funcionamento do mesmo, desta forma foram divididos em três grupos:</text:p>
      <text:p text:style-name="P11">Cruciais: são as funções principais sem as quais o sistema não cumpre seu papel.</text:p>
      <text:p text:style-name="P11">Relevantes: o sistema funciona sem este requisitos, mas ele melhora e torna-se mais abrangente em relação as funcionalidades.</text:p>
      <text:p text:style-name="P11">Opcional: são os requisitos não desempenham papel fundamental mas que ainda assim <text:span text:style-name="T9">são</text:span> desejável para um sistema eficiente e eficaz.</text:p>
      <text:p text:style-name="P8"/>
      <text:p text:style-name="P9">[RF 0<text:span text:style-name="T5">1</text:span>] Autenticar usuário. </text:p>
      <text:p text:style-name="P9">Descrição: O sistema deve exigir a autenticação no sistema para liberar funcionalidades de usuários cadastrados. </text:p>
      <text:p text:style-name="P9">Caso de uso relacionado: [RF 0<text:span text:style-name="T5">2</text:span>]</text:p>
      <text:p text:style-name="P9">Prioridade: <text:span text:style-name="T7">Crucial</text:span>.</text:p>
      <text:p text:style-name="P9"/>
      <text:p text:style-name="P9">[RF 0<text:span text:style-name="T5">2</text:span>] <text:span text:style-name="T6">Realizar pré-cadastros.</text:span> </text:p>
      <text:p text:style-name="P9">Descrição: O sistema deve <text:span text:style-name="T5">permitir que o administrador possa realizar o cadastramento do SIAPE, para que os professores e servidores possam fazer o cadastramento.</text:span></text:p>
      <text:p text:style-name="P9">Caso de uso relacionado: </text:p>
      <text:p text:style-name="P9">Prioridade: <text:span text:style-name="T7">Crucial</text:span><text:tab/> </text:p>
      <text:p text:style-name="P9"/>
      <text:p text:style-name="P10">[RF 0<text:span text:style-name="T6">3</text:span>] <text:span text:style-name="T6">Cadastrar item</text:span> </text:p>
      <text:p text:style-name="P10">Descrição: O sistema deve <text:span text:style-name="T5">permitir que os funcionários do almoxarifado possam realizar o cadastramento dos itens em estoque no almoxarifado. </text:span></text:p>
      <text:p text:style-name="P10">Caso de uso relacionado: </text:p>
      <text:p text:style-name="P10">Prioridade: <text:span text:style-name="T7">Crucial</text:span>.</text:p>
      <text:p text:style-name="P10"/>
      <text:p text:style-name="P10">[RF 0<text:span text:style-name="T6">4</text:span>] <text:span text:style-name="T6">Devolver item</text:span> </text:p>
      <text:p text:style-name="P10">Descrição: O sistema deve <text:span text:style-name="T5">permitir que os funcionários do almoxarifado possam autorizar a devolução dos itens para o estoque do almoxarifado. </text:span><text:s/></text:p>
      <text:p text:style-name="P14">Caso de uso relacionado: <text:s/>[RF <text:span text:style-name="T8">13</text:span>]</text:p>
      <text:p text:style-name="P10">Prioridade: <text:span text:style-name="T7">Crucial</text:span>.</text:p>
      <text:p text:style-name="P10"/>
      <text:p text:style-name="P10">[RF 0<text:span text:style-name="T6">5</text:span>] <text:span text:style-name="T6">Remover item</text:span> </text:p>
      <text:p text:style-name="P10">Descrição: O sistema deve <text:span text:style-name="T5">permitir que os funcionários do almoxarifado possam remover itens do estoque. </text:span><text:s/></text:p>
      <text:p text:style-name="P14">Caso de uso relacionado: [RF <text:span text:style-name="T8">13</text:span>]</text:p>
      <text:p text:style-name="P10">Prioridade: <text:span text:style-name="T7">Crucial</text:span>.</text:p>
      <text:p text:style-name="P10"/>
      <text:p text:style-name="P10">[RF 0<text:span text:style-name="T6">6</text:span>] <text:span text:style-name="T6">Solicitar empréstimo</text:span> </text:p>
      <text:p text:style-name="P10"><text:soft-page-break/>Descrição: O sistema deve <text:span text:style-name="T5">permitir professores/funcionários possam solicitar empréstimo de um item em estoque no almoxarifado. </text:span></text:p>
      <text:p text:style-name="P14">Caso de uso relacionado: [RF <text:span text:style-name="T8">13</text:span>]</text:p>
      <text:p text:style-name="P10">Prioridade: Essencial.</text:p>
      <text:p text:style-name="P10"/>
      <text:p text:style-name="P10">[RF 0<text:span text:style-name="T6">7</text:span>] <text:span text:style-name="T6">Solicitar devolução</text:span> </text:p>
      <text:p text:style-name="P10">Descrição: O sistema deve <text:span text:style-name="T5">permitir que professores/funcionários possam solicitar devolução de um item, que anterior fora emprestado, para retornar ao estoque do almoxarifado. </text:span></text:p>
      <text:p text:style-name="P14">Caso de uso relacionado: [RF <text:span text:style-name="T8">13</text:span>]</text:p>
      <text:p text:style-name="P12">Prioridade: <text:span text:style-name="T7">Crucial</text:span>.</text:p>
      <text:p text:style-name="P10"/>
      <text:p text:style-name="P10">[RF 0<text:span text:style-name="T6">8</text:span>] <text:span text:style-name="T6">Solicitar exclusão de cadastro</text:span></text:p>
      <text:p text:style-name="P10">Descrição: O sistema deve <text:span text:style-name="T5">permitir que professores/funcionários possam solicitar a exclusão de seu cadastro no sistema. </text:span></text:p>
      <text:p text:style-name="P14">Caso de uso relacionado: [RF 0<text:span text:style-name="T5">1</text:span>]; [RF <text:span text:style-name="T8">14</text:span>]</text:p>
      <text:p text:style-name="P10">Prioridade: <text:span text:style-name="T7">Relevante</text:span>.</text:p>
      <text:p text:style-name="P10"/>
      <text:p text:style-name="P12"/>
      <text:p text:style-name="P12">[RF 0<text:span text:style-name="T7">9</text:span>] <text:span text:style-name="T7">Autorização de empréstimo</text:span></text:p>
      <text:p text:style-name="P12">Descrição: O sistema deve <text:span text:style-name="T5">permitir que o funcionário do almoxarifado possa autorizar o empréstimos dos itens em estoque no almoxarifado. </text:span></text:p>
      <text:p text:style-name="P14">Caso de uso relacionado: <text:span text:style-name="T9">[RF 06]; [RF 01]; [RF 02]; [RF 14].</text:span></text:p>
      <text:p text:style-name="P12">Prioridade: <text:span text:style-name="T8">Crucial</text:span>.</text:p>
      <text:p text:style-name="P12"/>
      <text:p text:style-name="P13">[RF <text:span text:style-name="T8">1</text:span>0] <text:span text:style-name="T7">Autorização de devolução</text:span></text:p>
      <text:p text:style-name="P13">Descrição: O sistema deve <text:span text:style-name="T5">permitir que o funcionário do almoxarifado possa autorizar a devolução dos itens para o estoque do almoxarifado. </text:span></text:p>
      <text:p text:style-name="P13">Caso de uso relacionado: <text:span text:style-name="T9">[RF 07].</text:span></text:p>
      <text:p text:style-name="P13">Prioridade: <text:span text:style-name="T8">Crucial</text:span>.</text:p>
      <text:p text:style-name="P13"/>
      <text:p text:style-name="P13">[RF <text:span text:style-name="T8">11</text:span>] <text:span text:style-name="T7">Autorização de exclusão de cadastro</text:span></text:p>
      <text:p text:style-name="P13">Descrição: O sistema deve <text:span text:style-name="T5">permitir que o funcionário do almoxarifado possa autorizar a exclusão de cadastro de professores/servidores. </text:span></text:p>
      <text:p text:style-name="P13">Caso de uso relacionado: <text:s/><text:span text:style-name="T9">[RF 08]; [RF 01]; [RF 14].</text:span></text:p>
      <text:p text:style-name="P13">Prioridade: <text:span text:style-name="T8">Relevante</text:span>.</text:p>
      <text:p text:style-name="P13"/>
      <text:p text:style-name="P13">[RF <text:span text:style-name="T8">12</text:span>] <text:span text:style-name="T8">Exclusão de item</text:span></text:p>
      <text:p text:style-name="P13">Descrição: O sistema deve <text:span text:style-name="T5">permitir que o funcionário do almoxarifado possa excluir itens do estoque do almoxarifado. </text:span></text:p>
      <text:p text:style-name="P14">Caso de uso relacionado: <text:span text:style-name="T9">[RF 03]</text:span> </text:p>
      <text:p text:style-name="P13">Prioridade: <text:span text:style-name="T8">Crucial</text:span>.</text:p>
      <text:p text:style-name="P13"/>
      <text:p text:style-name="P13">[RF <text:span text:style-name="T8">13</text:span>] <text:span text:style-name="T8">Consultar item em estoque</text:span></text:p>
      <text:p text:style-name="P13">Descrição: O sistema deve <text:span text:style-name="T5">permitir que o funcionário do almoxarifado, professor e/ou servidor possa pesquisar itens do estoque do almoxarifado. </text:span></text:p>
      <text:p text:style-name="P13">Caso de uso relacionado: <text:span text:style-name="T9">[RF 03]</text:span></text:p>
      <text:p text:style-name="P13">Prioridade: <text:span text:style-name="T8">Crucial</text:span>.</text:p>
      <text:p text:style-name="P13"/>
      <text:p text:style-name="P13">[RF <text:span text:style-name="T8">14</text:span>] <text:span text:style-name="T8">Cadastro no sistema</text:span></text:p>
      <text:p text:style-name="P13">Descrição: O sistema deve <text:span text:style-name="T5">permitir que professores e/ou servidores possam realizar cadastro no sistema. </text:span></text:p>
      <text:p text:style-name="P14">Caso de uso relacionado: <text:s/>[RF <text:span text:style-name="T9">02</text:span>].</text:p>
      <text:p text:style-name="P13"><text:soft-page-break/>Prioridade: <text:span text:style-name="T8">Crucial</text:span>.</text:p>
      <text:p text:style-name="P13"/>
      <text:p text:style-name="P13"/>
      <text:p text:style-name="P15">Requisitos não funcionais</text:p>
      <text:p text:style-name="P15"/>
      <text:p text:style-name="P24">[RNF 01] Armazenamento de informações </text:p>
      <text:p text:style-name="P24">Descrição: O sistema deve armazenar <text:span text:style-name="T10">os pré-cadastros de usuários, cadastros de usuários e de itens de almoxarifado e </text:span>manter <text:span text:style-name="T10">as atividades de empréstimos</text:span>, <text:span text:style-name="T10">devoluções e exclusão atualizados.</text:span></text:p>
      <text:p text:style-name="P24">Caso de uso relacionado: Todos </text:p>
      <text:p text:style-name="P24">Prioridade: <text:span text:style-name="T10">Crucial</text:span></text:p>
      <text:p text:style-name="P24"/>
      <text:p text:style-name="P24">[RNF 02] Privacidade d<text:span text:style-name="T10">e</text:span> informações </text:p>
      <text:p text:style-name="P24">Descrição: <text:span text:style-name="T10">As informações de usuário de uso exclusivo pessoal ou de identificação utilizada pelo sistema deve ser privada, restrito apenas aos administradores e usuários do sistema. Utilização de criptografia e restrição de pesquisa dos usuários não cadastrados serão aplicadas para consistência da privacidade de informações.</text:span></text:p>
      <text:p text:style-name="P25">Caso de uso relacionado: Todos. </text:p>
      <text:p text:style-name="P25">Prioridade: <text:span text:style-name="T11">Crucial.</text:span></text:p>
      <text:p text:style-name="P25">[RNF 03] Linguagem de programação </text:p>
      <text:p text:style-name="P25">Descrição: O sistema será desenvolvido na linguagem de programação Java. </text:p>
      <text:p text:style-name="P25">Caso de uso relacionado: Todos. </text:p>
      <text:p text:style-name="P25">Prioridade: <text:span text:style-name="T11">Crucial.</text:span></text:p>
      <text:p text:style-name="P25"/>
      <text:p text:style-name="P25">[RNF 04] Compatibilidade </text:p>
      <text:p text:style-name="P25">Descrição: <text:s/></text:p>
      <text:p text:style-name="P25">Caso de uso relacionado: Todos.</text:p>
      <text:p text:style-name="P25">Prioridade: <text:span text:style-name="T11">Crucial.</text:span></text:p>
      <text:p text:style-name="P24"/>
      <text:p text:style-name="P25">[RNF 0<text:span text:style-name="T11">5</text:span>] Persistência dos dados </text:p>
      <text:p text:style-name="P25">Descrição: <text:s/></text:p>
      <text:p text:style-name="P25">Caso de uso relacionado: Todos.</text:p>
      <text:p text:style-name="P25">Prioridade: <text:span text:style-name="T11">Crucial.</text:span></text:p>
      <text:p text:style-name="P25"/>
      <text:p text:style-name="P25">[RNF 0<text:span text:style-name="T11">6</text:span>] Disponibilidade </text:p>
      <text:p text:style-name="P25">Descrição: O sistema deve <text:span text:style-name="T11">manter-se</text:span> disponível 99.9% do tempo. </text:p>
      <text:p text:style-name="P25">Caso de uso relacionado: Todos.</text:p>
      <text:p text:style-name="P25">Prioridade: <text:span text:style-name="T11">Crucial.</text:span></text:p>
      <text:p text:style-name="P25"/>
      <text:p text:style-name="P25"><text:s/></text:p>
      <text:p text:style-name="P25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4:45:21.487000000</meta:creation-date>
    <dc:date>2017-03-01T20:49:48.761000000</dc:date>
    <meta:editing-duration>PT10M28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4" meta:paragraph-count="128" meta:word-count="1295" meta:character-count="8483" meta:non-whitespace-character-count="7239"/>
  </office:meta>
</office:document-meta>
</file>